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/>
    </style:style>
    <style:style style:name="P4" style:family="paragraph">
      <style:text-properties fo: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 text:style-name="P3"><text:span text:style-name="T2">3</text:span>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" draw:id="id2" draw:layer="layout" svg:width="0.99cm" svg:height="0.962cm" svg:x="4.108cm" svg:y="7.159cm">
          <draw:text-box>
            <text:p text:style-name="P3"><text:span text:style-name="T2">1</text:span>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9.708cm" svg:y="7.16cm">
          <draw:text-box>
            <text:p text:style-name="P4"><text:span text:style-name="T3">5</text:span>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5" draw:id="id5" draw:layer="layout" svg:width="0.99cm" svg:height="0.962cm" svg:x="2.408cm" svg:y="10.66cm">
          <draw:text-box>
            <text:p text:style-name="P3"><text:span text:style-name="T2">0</text:span>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6" draw:id="id6" draw:layer="layout" svg:width="0.99cm" svg:height="0.962cm" svg:x="5.808cm" svg:y="10.661cm">
          <draw:text-box>
            <text:p text:style-name="P3"><text:span text:style-name="T2">2</text:span>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8.008cm" svg:y="10.661cm">
          <draw:text-box>
            <text:p text:style-name="P4"><text:span text:style-name="T3">4</text:span>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1.408cm" svg:y="10.662cm">
          <draw:text-box>
            <text:p text:style-name="P4"><text:span text:style-name="T3">6</text:span></text:p>
          </draw:text-box>
        </draw:frame>
        <draw:connector draw:style-name="gr5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5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5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5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5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5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47:17.752246640</dc:date>
    <dc:creator>elucterio </dc:creator>
    <meta:editing-duration>PT4H9M58S</meta:editing-duration>
    <meta:editing-cycles>25</meta:editing-cycles>
    <meta:generator>LibreOffice/4.2.8.2$Linux_X86_64 LibreOffice_project/420m0$Build-2</meta:generator>
    <meta:document-statistic meta:object-count="34"/>
  </office:meta>
</office:document-meta>
</file>